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B0000014A77A84E9D26A00A97.png" manifest:media-type="image/png"/>
  <manifest:file-entry manifest:full-path="Pictures/10001703000015E90000238E05822F6814C5BF7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F Pro Display" svg:font-family="'SF Pro Display'"/>
    <style:font-face style:name="SF Pro Text" svg:font-family="'SF Pro Text'"/>
    <style:font-face style:name="Songti SC" svg:font-family="'Songti SC'" style:font-family-generic="system" style:font-pitch="variable"/>
    <style:font-face style:name="Source Han Sans CN" svg:font-family="'Source Han Sans CN'" style:font-family-generic="system" style:font-pitch="variable"/>
    <style:font-face style:name="TeX Gyre Adventor" svg:font-family="'TeX Gyre Adventor'" style:font-pitch="variable"/>
    <style:font-face style:name="Times Newer Roman" svg:font-family="'Times Newer Roman'"/>
  </office:font-face-decls>
  <office:automatic-styles>
    <style:style style:name="Tabelle1" style:family="table">
      <style:table-properties style:width="13.7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2.099cm" style:rel-column-width="10040*"/>
    </style:style>
    <style:style style:name="Tabelle1.B" style:family="table-column">
      <style:table-column-properties style:column-width="1.49cm" style:rel-column-width="7129*"/>
    </style:style>
    <style:style style:name="Tabelle1.C" style:family="table-column">
      <style:table-column-properties style:column-width="0.981cm" style:rel-column-width="4691*"/>
    </style:style>
    <style:style style:name="Tabelle1.D" style:family="table-column">
      <style:table-column-properties style:column-width="4.563cm" style:rel-column-width="21828*"/>
    </style:style>
    <style:style style:name="Tabelle1.E" style:family="table-column">
      <style:table-column-properties style:column-width="4.567cm" style:rel-column-width="21847*"/>
    </style:style>
    <style:style style:name="Tabelle1.1" style:family="table-row">
      <style:table-row-properties style:min-row-height="1.002cm" fo:background-color="transparent">
        <style:background-image/>
      </style:table-row-properties>
    </style:style>
    <style:style style:name="Tabelle1.A1" style:family="table-cell" style:data-style-name="N0">
      <style:table-cell-properties style:vertical-align="" fo:padding="0.097cm" fo:border-left="0.05pt solid #000000" fo:border-right="none" fo:border-top="0.05pt solid #000000" fo:border-bottom="none"/>
    </style:style>
    <style:style style:name="Tabel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2" style:family="table-row">
      <style:table-row-properties style:min-row-height="1.002cm"/>
    </style:style>
    <style:style style:name="Tabelle1.A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002cm" fo:background-color="transparent">
        <style:background-image/>
      </style:table-row-properties>
    </style:style>
    <style:style style:name="Tabelle1.A3" style:family="table-cell" style:data-style-name="N0">
      <style:table-cell-properties style:vertical-align="bottom" fo:padding="0.097cm" fo:border="0.05pt solid #000000"/>
    </style:style>
    <style:style style:name="Tabelle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0.002cm" fo:background-color="transparent" fo:keep-together="auto">
        <style:background-image/>
      </style:table-row-properties>
    </style:style>
    <style:style style:name="Tabelle1.A4" style:family="table-cell" style:data-style-name="N0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e1.D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1.E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1.A5" style:family="table-cell" style:data-style-name="N0">
      <style:table-cell-properties style:vertical-align="bottom" fo:padding="0.097cm" fo:border-left="0.5pt solid #000000" fo:border-right="0.5pt solid #000000" fo:border-top="none" fo:border-bottom="none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none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eX Gyre Adventor" fo:font-size="10pt" fo:font-weight="bold" officeooo:rsid="006e0e81" officeooo:paragraph-rsid="006e0e81" style:font-size-asian="12.6000003814697pt" style:font-weight-asian="bold" style:font-size-complex="14.399999618530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eX Gyre Adventor" fo:font-size="10pt" fo:font-weight="bold" officeooo:rsid="006210d8" officeooo:paragraph-rsid="006210d8" style:font-size-asian="12.6000003814697pt" style:font-weight-asian="bold" style:font-size-complex="14.399999618530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eX Gyre Adventor" fo:font-size="10pt" fo:font-weight="bold" officeooo:rsid="00570d2f" officeooo:paragraph-rsid="00570d2f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eX Gyre Adventor" fo:font-size="10pt" fo:font-weight="bold" officeooo:rsid="00689edd" officeooo:paragraph-rsid="00689ed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eX Gyre Adventor" fo:font-size="18pt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eX Gyre Adventor" fo:font-size="16pt" fo:font-weight="bold" officeooo:rsid="0064b2d3" officeooo:paragraph-rsid="0064b2d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eX Gyre Adventor" fo:font-size="16pt" fo:font-weight="bold" officeooo:rsid="00689edd" officeooo:paragraph-rsid="00689ed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eX Gyre Adventor" fo:font-size="26pt" fo:font-weight="bold" officeooo:rsid="005f8931" officeooo:paragraph-rsid="005f8931" style:font-size-asian="27.2999992370605pt" style:font-weight-asian="bold" style:font-size-complex="31.200000762939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eX Gyre Adventor" fo:font-size="26pt" fo:font-weight="bold" officeooo:rsid="006af9b9" officeooo:paragraph-rsid="006af9b9" style:font-size-asian="27.2999992370605pt" style:font-weight-asian="bold" style:font-size-complex="31.2000007629395pt" style:font-weight-complex="bold"/>
    </style:style>
    <style:style style:name="T1" style:family="text">
      <style:text-properties officeooo:rsid="006254cf"/>
    </style:style>
    <style:style style:name="T2" style:family="text">
      <style:text-properties officeooo:rsid="006af9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3" office:value-type="float" office:value="5.43">
            <text:p text:style-name="P8"><text:span text:style-name="T1">5</text:span>,<text:span text:style-name="T1">43</text:span></text:p>
          </table:table-cell>
          <table:covered-table-cell/>
          <table:covered-table-cell/>
          <table:table-cell table:style-name="Tabelle1.D1" table:number-rows-spanned="3" office:value-type="string">
            <text:p text:style-name="Table_20_Contents"><draw:frame draw:style-name="fr1" draw:name="SampleGraphics" text:anchor-type="paragraph" svg:x="1.215cm" svg:y="0.166cm" svg:width="1.646cm" svg:height="2.669cm" draw:z-index="0"><draw:image xlink:href="Pictures/10001703000015E90000238E05822F6814C5BF73.svg" xlink:type="simple" xlink:show="embed" xlink:actuate="onLoad" draw:mime-type="image/svg+xml"/>
        <draw:image xlink:href="Pictures/10000001000000CB0000014A77A84E9D26A00A97.png" xlink:type="simple" xlink:show="embed" xlink:actuate="onLoad" draw:mime-type="image/png"/>
       </draw:frame></text:p>
          </table:table-cell>
          <table:table-cell table:style-name="Tabelle1.E1" table:number-rows-spanned="3" office:value-type="string">
            <text:p text:style-name="Table_20_Contents"/>
          </table:table-cell>
        </table:table-row>
        <table:table-row table:style-name="Tabelle1.2">
          <table:table-cell table:style-name="Tabelle1.A2" table:number-columns-spanned="3" office:value-type="float" office:value="198.76">
            <text:p text:style-name="P2"><text:span text:style-name="T1">198</text:span>,<text:span text:style-name="T1">76</text:span></text:p>
          </table:table-cell>
          <table:covered-table-cell/>
          <table:covered-table-cell/>
          <table:covered-table-cell table:style-name="Tabelle1.D2"/>
          <table:covered-table-cell table:style-name="Tabelle1.E2"/>
        </table:table-row>
        <table:table-row table:style-name="Tabelle1.3">
          <table:table-cell table:style-name="Tabelle1.A3" office:value-type="float" office:value="2.01">
            <text:p text:style-name="P6">2,01</text:p>
          </table:table-cell>
          <table:table-cell table:style-name="Tabelle1.B3" office:value-type="string">
            <text:p text:style-name="P5"/>
          </table:table-cell>
          <table:table-cell table:style-name="Tabelle1.A3" office:value-type="float" office:value="1">
            <text:p text:style-name="P3">1</text:p>
          </table:table-cell>
          <table:covered-table-cell table:style-name="Tabelle1.D3"/>
          <table:covered-table-cell table:style-name="Tabelle1.E3"/>
        </table:table-row>
        <table:table-row table:style-name="Tabelle1.4">
          <table:table-cell table:style-name="Tabelle1.A4" table:number-columns-spanned="3" office:value-type="float" office:value="6.77">
            <text:p text:style-name="P9">6,77</text:p>
          </table:table-cell>
          <table:covered-table-cell/>
          <table:covered-table-cell/>
          <table:table-cell table:style-name="Tabelle1.D4" table:number-rows-spanned="3" office:value-type="string">
            <text:p text:style-name="Table_20_Contents"><draw:frame draw:style-name="fr1" draw:name="Bild1" text:anchor-type="paragraph" svg:x="1.215cm" svg:y="0.166cm" svg:width="1.646cm" svg:height="2.669cm" draw:z-index="1"><draw:image xlink:href="Pictures/10001703000015E90000238E05822F6814C5BF73.svg" xlink:type="simple" xlink:show="embed" xlink:actuate="onLoad" draw:mime-type="image/svg+xml"/>
        <draw:image xlink:href="Pictures/10000001000000CB0000014A77A84E9D26A00A97.png" xlink:type="simple" xlink:show="embed" xlink:actuate="onLoad" draw:mime-type="image/png"/>
       </draw:frame></text:p>
          </table:table-cell>
          <table:table-cell table:style-name="Tabelle1.E4" table:number-rows-spanned="3" office:value-type="string">
            <text:p text:style-name="Table_20_Contents"/>
          </table:table-cell>
        </table:table-row>
        <table:table-row table:style-name="Tabelle1.3">
          <table:table-cell table:style-name="Tabelle1.A5" table:number-columns-spanned="3" office:value-type="float" office:value="197.42">
            <text:p text:style-name="P1">197,42</text:p>
          </table:table-cell>
          <table:covered-table-cell/>
          <table:covered-table-cell/>
          <table:covered-table-cell table:style-name="Tabelle1.D5"/>
          <table:covered-table-cell table:style-name="Tabelle1.E6"/>
        </table:table-row>
        <table:table-row table:style-name="Tabelle1.3">
          <table:table-cell table:style-name="Tabelle1.A3" office:value-type="float" office:value="1.34">
            <text:p text:style-name="P7">1,<text:span text:style-name="T2">34</text:span></text:p>
          </table:table-cell>
          <table:table-cell table:style-name="Tabelle1.B6" office:value-type="string">
            <text:p text:style-name="P5"/>
          </table:table-cell>
          <table:table-cell table:style-name="Tabelle1.A3" office:value-type="float" office:value="2">
            <text:p text:style-name="P4">2</text:p>
          </table:table-cell>
          <table:covered-table-cell table:style-name="Tabelle1.D6"/>
          <table:covered-table-cell table:style-name="Tabelle1.E6"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SF Pro Display" svg:font-family="'SF Pro Display'"/>
    <style:font-face style:name="SF Pro Text" svg:font-family="'SF Pro Text'"/>
    <style:font-face style:name="Songti SC" svg:font-family="'Songti SC'" style:font-family-generic="system" style:font-pitch="variable"/>
    <style:font-face style:name="Source Han Sans CN" svg:font-family="'Source Han Sans CN'" style:font-family-generic="system" style:font-pitch="variable"/>
    <style:font-face style:name="TeX Gyre Adventor" svg:font-family="'TeX Gyre Adventor'" style:font-pitch="variable"/>
    <style:font-face style:name="Times Newer Roman" svg:font-family="'Times Newer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er Roman" fo:font-size="10pt" fo:language="de" fo:country="DE" style:letter-kerning="true" style:font-name-asian="Songti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er Roman" fo:font-size="10pt" fo:language="de" fo:country="DE" style:letter-kerning="true" style:font-name-asian="Songti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F Pro Display" fo:font-family="'SF Pro Display'" fo:font-size="14pt" style:font-name-asian="Source Han Sans CN" style:font-family-asian="'Source Han Sans CN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F Pro Text" fo:font-family="'SF Pro Text'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F Pro Text" fo:font-family="'SF Pro Text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F Pro Text" fo:font-family="'SF Pro Text'" fo:font-size="12pt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499cm" fo:margin-bottom="0.499cm" fo:margin-left="0.499cm" fo:margin-right="0.499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fo:border="0.06pt solid #000000" fo:padding="0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order="0.06pt solid #000000" fo:padding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tefan Morgenroth</meta:initial-creator>
    <meta:creation-date>2022-01-26T19:59:39.289369467</meta:creation-date>
    <meta:editing-cycles>2</meta:editing-cycles>
    <meta:editing-duration>PT1M14S</meta:editing-duration>
    <dc:title>Roadbook</dc:title>
    <meta:generator>LibreOffice/7.2.5.2$MacOSX_X86_64 LibreOffice_project/499f9727c189e6ef3471021d6132d4c694f357e5</meta:generator>
    <dc:date>2022-01-26T19:59:39.621668474</dc:date>
    <dc:creator>Stefan Morgenroth</dc:creator>
    <meta:document-statistic meta:table-count="1" meta:image-count="2" meta:object-count="0" meta:page-count="1" meta:paragraph-count="8" meta:word-count="8" meta:character-count="30" meta:non-whitespace-character-count="30"/>
  </office:meta>
</office:document-meta>
</file>